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4fec"/>
    </style:style>
    <style:style style:name="P2" style:family="paragraph" style:parent-style-name="Standard">
      <style:text-properties fo:color="#000000" style:font-name="Century Schoolbook L" fo:font-size="12pt" officeooo:paragraph-rsid="000b4fec" style:font-size-asian="12pt" style:font-size-complex="12pt"/>
    </style:style>
    <style:style style:name="P3" style:family="paragraph" style:parent-style-name="Standard">
      <style:text-properties fo:color="#000000" style:font-name="Century Schoolbook L" fo:font-size="12pt" officeooo:paragraph-rsid="000d1821" style:font-size-asian="12pt" style:font-size-complex="12pt"/>
    </style:style>
    <style:style style:name="P4" style:family="paragraph" style:parent-style-name="Standard">
      <style:text-properties fo:color="#000000" style:font-name="Century Schoolbook L" fo:font-size="12pt" officeooo:paragraph-rsid="000eeb35" style:font-size-asian="12pt" style:font-size-complex="12pt"/>
    </style:style>
    <style:style style:name="P5" style:family="paragraph" style:parent-style-name="Standard">
      <style:text-properties fo:color="#000000" style:font-name="Century Schoolbook L" fo:font-size="12pt" officeooo:rsid="0014ec68" officeooo:paragraph-rsid="0014ec68" style:font-size-asian="12pt" style:font-size-complex="12pt"/>
    </style:style>
    <style:style style:name="P6" style:family="paragraph" style:parent-style-name="Standard">
      <style:text-properties fo:color="#000000" style:font-name="Century Schoolbook L" fo:font-size="12pt" officeooo:rsid="0017ff43" officeooo:paragraph-rsid="0017ff43" style:font-size-asian="12pt" style:font-size-complex="12pt"/>
    </style:style>
    <style:style style:name="P7" style:family="paragraph" style:parent-style-name="Standard">
      <style:text-properties fo:color="#000000" style:font-name="Century Schoolbook L" fo:font-size="12pt" fo:font-weight="bold" officeooo:rsid="000fa80c" officeooo:paragraph-rsid="000fa80c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Century Schoolbook L" fo:font-size="12pt" fo:font-weight="bold" officeooo:rsid="0015dd16" officeooo:paragraph-rsid="0015dd16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Century Schoolbook L" fo:font-size="12pt" fo:font-weight="bold" officeooo:rsid="0015dd16" officeooo:paragraph-rsid="0015dd16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Century Schoolbook L" fo:font-size="12pt" style:text-underline-style="solid" style:text-underline-width="auto" style:text-underline-color="font-color" fo:font-weight="bold" officeooo:rsid="0015dd16" officeooo:paragraph-rsid="0015dd16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Century Schoolbook L" fo:font-size="16pt" style:text-underline-style="solid" style:text-underline-width="auto" style:text-underline-color="font-color" fo:font-weight="bold" officeooo:rsid="0015dd16" officeooo:paragraph-rsid="0015dd16" style:font-size-asian="14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paragraph-rsid="000b4fec"/>
    </style:style>
    <style:style style:name="P13" style:family="paragraph" style:parent-style-name="List_20_Paragraph" style:master-page-name="">
      <style:paragraph-properties fo:margin-left="0cm" fo:margin-right="0cm" fo:margin-top="0cm" fo:margin-bottom="0.282cm" style:contextual-spacing="true" fo:text-align="start" style:justify-single-word="false" fo:text-indent="0cm" style:auto-text-indent="false" style:page-number="auto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5dd16" officeooo:paragraph-rsid="0015dd16" style:font-size-asian="10.5pt" style:font-weight-asian="bold" style:font-size-complex="12pt" style:font-weight-complex="bold"/>
    </style:style>
    <style:style style:name="P15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651a5" officeooo:paragraph-rsid="001651a5" style:font-size-asian="10.5pt" style:font-weight-asian="bold" style:font-size-complex="12pt" style:font-weight-complex="bold"/>
    </style:style>
    <style:style style:name="P16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c4a45" officeooo:paragraph-rsid="001c4a45" style:font-size-asian="10.5pt" style:font-weight-asian="bold" style:font-size-complex="12pt" style:font-weight-complex="bold"/>
    </style:style>
    <style:style style:name="P17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5dd16" officeooo:paragraph-rsid="0015dd1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bold" officeooo:rsid="0015dd16" officeooo:paragraph-rsid="0019197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9197f" officeooo:paragraph-rsid="0019197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af2ea" officeooo:paragraph-rsid="001af2ea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0b4fec"/>
    </style:style>
    <style:style style:name="P22" style:family="paragraph" style:parent-style-name="Standard">
      <style:text-properties fo:font-weight="bold" officeooo:rsid="001e0f80" officeooo:paragraph-rsid="001e0f80" style:font-weight-asian="bold" style:font-weight-complex="bold"/>
    </style:style>
    <style:style style:name="P23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5dd16" officeooo:paragraph-rsid="0015dd16" style:font-size-asian="10.5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Century Schoolbook L" fo:font-size="12pt" style:text-underline-style="none" fo:font-weight="normal" officeooo:rsid="001651a5" officeooo:paragraph-rsid="0021f5d2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eeb3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596c"/>
    </style:style>
    <style:style style:name="T5" style:family="text">
      <style:text-properties style:font-name="Arial" officeooo:rsid="001f00aa" style:font-size-asian="12pt" style:font-name-complex="Arial1"/>
    </style:style>
    <style:style style:name="T6" style:family="text">
      <style:text-properties style:font-name="Arial" officeooo:rsid="002a9196" style:font-size-asian="12pt" style:font-name-complex="Arial1"/>
    </style:style>
    <style:style style:name="T7" style:family="text">
      <style:text-properties officeooo:rsid="002a9196"/>
    </style:style>
    <style:style style:name="T8" style:family="text">
      <style:text-properties officeooo:rsid="0019197f"/>
    </style:style>
    <style:style style:name="T9" style:family="text">
      <style:text-properties officeooo:rsid="001fe6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ación paquetes</text:p>
      <text:p text:style-name="P9"/>
      <text:p text:style-name="P7">En negrita paquetes que ya están instalados al instalar ros indigo (no hace falta instalarlos de nuev<text:span text:style-name="T4">o</text:span>)</text:p>
      <text:p text:style-name="P2"/>
      <text:p text:style-name="P2">sudo apt-get install ros-indigo-turtlebot</text:p>
      <text:p text:style-name="P2">sudo apt-get install ros-indigo-turtlebot-apps</text:p>
      <text:p text:style-name="P2">sudo apt-get install <text:span text:style-name="T1">ros-indigo-turtlebot-interactions</text:span></text:p>
      <text:p text:style-name="P2">sudo apt-get install <text:s/>ros-indigo-turtlebot-simulator</text:p>
      <text:p text:style-name="P2">sudo apt-get install <text:s/>ros-indigo-kobuki-ftdi</text:p>
      <text:p text:style-name="P2">sudo apt-get install <text:s/><text:span text:style-name="T1">ros-indigo-rocon-remocon</text:span></text:p>
      <text:p text:style-name="P2"><text:span text:style-name="T1">sudo apt-get install</text:span> ros-indigo-rocon-qt-library</text:p>
      <text:p text:style-name="P2"><text:span text:style-name="T3">sudo apt-get install ros-indigo-ar-track-alvar-msgs</text:span> <text:span text:style-name="T2">X</text:span></text:p>
      <text:p text:style-name="P2"><text:span text:style-name="T3">sudo apt-get install ros-indigo-joy</text:span> <text:span text:style-name="T2">X</text:span></text:p>
      <text:p text:style-name="P2">sudo apt-get install ros-indigo-object-recognition-msgs</text:p>
      <text:p text:style-name="P2">sudo apt-get install ros-indigo-zbar-ros</text:p>
      <text:p text:style-name="P2">sudo apt-get install ros-indigo-controller-manager</text:p>
      <text:p text:style-name="P2"><text:span text:style-name="T3">sudo apt-get install ros-indigo-costmap-2d</text:span> <text:span text:style-name="T2">X</text:span></text:p>
      <text:p text:style-name="P2"><text:span text:style-name="T3">sudo apt-get install ros-indigo-kobuki-msgs</text:span> <text:span text:style-name="T2">X</text:span></text:p>
      <text:p text:style-name="P2">sudo apt-get install ros-indigo-nav2d</text:p>
      <text:p text:style-name="P2"><text:span text:style-name="T3">sudo apt-get install ros-indigo-nav-core</text:span> <text:span text:style-name="T2">X</text:span></text:p>
      <text:p text:style-name="P2"><text:span text:style-name="T3">sudo apt-get install ros-indigo-navfn</text:span> <text:span text:style-name="T2">X</text:span></text:p>
      <text:p text:style-name="P2">sudo apt-get install ros-indigo-people-tracking-filter</text:p>
      <text:p text:style-name="P2"><text:span text:style-name="T3">sudo apt-get install ros-indigo-yocs-velocity-smoother</text:span> <text:span text:style-name="T2">X</text:span></text:p>
      <text:p text:style-name="P2"><text:span text:style-name="T3">sudo apt-get install ros-indigo-kobuki-safety-controller</text:span> <text:span text:style-name="T2">X</text:span></text:p>
      <text:p text:style-name="P2"><text:span text:style-name="T3">sudo apt-get install ros-indigo-smart-battery-msgs</text:span> <text:span text:style-name="T2">X</text:span></text:p>
      <text:p text:style-name="P2"><text:span text:style-name="T3">sudo apt-get install ros-indigo-move-base-msgs</text:span> <text:span text:style-name="T2">X</text:span></text:p>
      <text:p text:style-name="P2">sudo apt-get install ros-indigo-social-navigation-layers</text:p>
      <text:p text:style-name="P2">sudo apt-get install ros-indigo-joint-trajectory-controller</text:p>
      <text:p text:style-name="P4">sudo apt-get install ros-indigo-velocity-controllers</text:p>
      <text:p text:style-name="P2">sudo apt-get install ros-indigo-hokuyo-node</text:p>
      <text:p text:style-name="P2">sudo apt-get install ros-indigo-position-controllers</text:p>
      <text:p text:style-name="P2">sudo apt-get install ros-indigo-effort-controllers<text:tab/><text:tab/><text:tab/> </text:p>
      <text:p text:style-name="P2">sudo apt-get install ros-indigo-joint-state-controller</text:p>
      <text:p text:style-name="P2"><text:span text:style-name="T3">sudo apt-get install ros-indigo-gazebo-ros-pkgs</text:span> <text:span text:style-name="T2">X</text:span></text:p>
      <text:p text:style-name="P2"/>
      <text:p text:style-name="P8">Paquetes que no aparecen y que son necesarios:</text:p>
      <text:p text:style-name="P5">sudo apt-get install ros-indigo-camera-info-manager-py</text:p>
      <text:p text:style-name="P6">sudo apt-get install ros-indigo-robotnik-msg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Comando para instalar todos los paquetes a la vez <text:span text:style-name="T9">(hay que añadirle los que no están)</text:span>:</text:p>
      <text:p text:style-name="P3">sudo apt-get install ros-indigo-turtlebot ros-indigo-turtlebot-apps <text:span text:style-name="T1">ros-indigo-turtlebot-interactions</text:span> <text:s/>ros-indigo-turtlebot-simulator <text:s/>ros-indigo-kobuki-ftdi <text:s/><text:span text:style-name="T1">ros-indigo-rocon-remocon</text:span> ros-indigo-rocon-qt-library ros-indigo-ar-track-alvar-msgs ros-indigo-joy ros-indigo-object-recognition-msgs ros-indigo-zbar-ros ros-indigo-controller-manager ros-indigo-costmap-2d ros-indigo-kobuki-msgs ros-indigo-nav2d ros-indigo-nav-core ros-indigo-navfn ros-indigo-people-tracking-filter ros-indigo-yocs-velocity-smoother ros-indigo-kobuki-safety-controller ros-indigo-smart-battery-msgs ros-indigo-move-base-msgs ros-indigo-social-navigation-layers ros-indigo-joint-trajectory-controller ros-indigo-velocity-controllers ros-indigo-hokuyo-node ros-indigo-position-controllers ros-indigo-effort-controllers ros-indigo-joint-state-controller ros-indigo-gazebo-ros-pkgs</text:p>
      <text:p text:style-name="P12"/>
      <text:p text:style-name="P1"/>
      <text:p text:style-name="P11">Compilación archivos</text:p>
      <text:p text:style-name="P10"/>
      <text:p text:style-name="P13"><text:span text:style-name="T5">“catkin_make -- pkg programa_central” </text:span><text:span text:style-name="T6">antes que “</text:span>catkin_make --pkg localizacion_estanterias” <text:span text:style-name="T7">y</text:span> “catkin_make --pkg localizacion_productos”</text:p>
      <text:p text:style-name="P14"/>
      <text:p text:style-name="P17">catkin_make --pkg catkin_simple </text:p>
      <text:p text:style-name="P17">catkin_make --pkg rosbridge_suite </text:p>
      <text:p text:style-name="P17">catkin_make --pkg turtlebot </text:p>
      <text:p text:style-name="P17">catkin_make --pkg zbar_ros </text:p>
      <text:p text:style-name="P17">catkin_make --pkg position_detector</text:p>
      <text:p text:style-name="P17">catkin_make --pkg pcl_recognition </text:p>
      <text:p text:style-name="P17">catkin_make --pkg lanzadores </text:p>
      <text:p text:style-name="P17">catkin_make --pkg using_markers </text:p>
      <text:p text:style-name="P17">catkin_make --pkg nav2d </text:p>
      <text:p text:style-name="P17">catkin_make --pkg nav2d_navigator </text:p>
      <text:p text:style-name="P17">catkin_make --pkg bbdd_productos </text:p>
      <text:p text:style-name="P17">catkin_make --pkg sos </text:p>
      <text:p text:style-name="P17">catkin_make --pkg etapa_guiado </text:p>
      <text:p text:style-name="P17">catkin_make --pkg programa_central</text:p>
      <text:p text:style-name="P17">catkin_make --pkg localizacion_estanterias </text:p>
      <text:p text:style-name="P17">catkin_make --pkg localizacion_productos <text:s/></text:p>
      <text:p text:style-name="P17">catkin_make --pkg programa_central_turtlebot</text:p>
      <text:p text:style-name="P24">catkin_make --pkg bateria</text:p>
      <text:p text:style-name="P24">catkin_make --pkg rviz_plugin_tutorials</text:p>
      <text:p text:style-name="P24">catkin_make</text:p>
      <text:p text:style-name="P18"><text:span text:style-name="T8">Compilaciones </text:span>que no aparecen y que son necesari<text:span text:style-name="T8">a</text:span>s:</text:p>
      <text:p text:style-name="P19">catkin_make --pkg robotnik_msgs </text:p>
      <text:p text:style-name="P20">catkin_make --pkg axis_camera</text:p>
      <text:p text:style-name="P15"/>
      <text:p text:style-name="P16">Error al ejecutar axis_camera/gazebo_simulation: parece que el servidor de los modelos no funci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7T12:27:12.060365740</meta:creation-date>
    <dc:date>2022-08-02T11:00:20.499091012</dc:date>
    <meta:editing-duration>PT2H29M29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338" meta:character-count="3668" meta:non-whitespace-character-count="3390"/>
  </office:meta>
</office:document-meta>
</file>